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5" draw:style-name="gr1" draw:text-style-name="P1" svg:width="453.51pt" svg:height="255.09pt" svg:x="1467.58pt" svg:y="322.24pt">
            <loext:p draw:notify-on-update-of-ranges="Sheet1.N4:Sheet1.N8 Sheet1.T4:Sheet1.T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768.19pt" svg:y="165.8pt">
            <loext:p draw:notify-on-update-of-ranges="Sheet1.N4:Sheet1.N8 Sheet1.T4:Sheet1.T8 Sheet1.U1:Sheet1.U57 Sheet1.V1:Sheet1.V5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procf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articleTime</text:p>
          </table:table-cell>
          <table:table-cell office:value-type="string" calcext:value-type="string">
            <text:p>FieldTime</text:p>
          </table:table-cell>
          <table:table-cell office:value-type="string" calcext:value-type="string">
            <text:p>GenTime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эффобщ</text:p>
          </table:table-cell>
          <table:table-cell table:number-columns-repeated="5"/>
          <table:table-cell table:formula="of:=1/[.P5]" office:value-type="float" office:value="1.27375717017208" calcext:value-type="float">
            <text:p>1.27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EXP((([.U1]-256)/169)^2*(-1))*0.5" office:value-type="float" office:value="0.5" calcext:value-type="float">
            <text:p>5.00E-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.3414" calcext:value-type="float">
            <text:p>11.34</text:p>
          </table:table-cell>
          <table:table-cell office:value-type="float" office:value="1.1171" calcext:value-type="float">
            <text:p>1.12</text:p>
          </table:table-cell>
          <table:table-cell office:value-type="float" office:value="13.2652" calcext:value-type="float">
            <text:p>13.27</text:p>
          </table:table-cell>
          <table:table-cell table:formula="of:=[.G2]/[.H2]" office:value-type="float" office:value="0.0842128275487742" calcext:value-type="float">
            <text:p>0.08</text:p>
          </table:table-cell>
          <table:table-cell table:number-columns-repeated="7"/>
          <table:table-cell table:formula="of:=1/[.P6]" office:value-type="float" office:value="1.35189292543021" calcext:value-type="float">
            <text:p>1.35</text:p>
          </table:table-cell>
          <table:table-cell table:number-columns-repeated="3"/>
          <table:table-cell table:formula="of:=[.U1]+32" office:value-type="float" office:value="288" calcext:value-type="float">
            <text:p>288</text:p>
          </table:table-cell>
          <table:table-cell table:formula="of:=EXP((([.U2]-256)/169)^2*(-1))*0.5" office:value-type="float" office:value="0.482391011347354" calcext:value-type="float">
            <text:p>4.82E-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0.8422" calcext:value-type="float">
            <text:p>10.84</text:p>
          </table:table-cell>
          <table:table-cell office:value-type="float" office:value="2.59331" calcext:value-type="float">
            <text:p>2.59</text:p>
          </table:table-cell>
          <table:table-cell office:value-type="float" office:value="14.1408" calcext:value-type="float">
            <text:p>14.14</text:p>
          </table:table-cell>
          <table:table-cell table:formula="of:=[.G3]/[.H3]" office:value-type="float" office:value="0.183392028739534" calcext:value-type="float">
            <text:p>0.18</text:p>
          </table:table-cell>
          <table:table-cell table:number-columns-repeated="7"/>
          <table:table-cell table:formula="of:=1/[.P7]" office:value-type="float" office:value="1.51353935960231" calcext:value-type="float">
            <text:p>1.51</text:p>
          </table:table-cell>
          <table:table-cell/>
          <table:table-cell office:value-type="string" calcext:value-type="string">
            <text:p>время по эфф.</text:p>
          </table:table-cell>
          <table:table-cell/>
          <table:table-cell table:formula="of:=[.U2]+32" office:value-type="float" office:value="320" calcext:value-type="float">
            <text:p>320</text:p>
          </table:table-cell>
          <table:table-cell table:formula="of:=EXP((([.U3]-256)/169)^2*(-1))*0.5" office:value-type="float" office:value="0.433198370213367" calcext:value-type="float">
            <text:p>4.33E-01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.96317" calcext:value-type="float">
            <text:p>2.96</text:p>
          </table:table-cell>
          <table:table-cell office:value-type="float" office:value="0.150164" calcext:value-type="float">
            <text:p>0.15</text:p>
          </table:table-cell>
          <table:table-cell office:value-type="float" office:value="3.40672" calcext:value-type="float">
            <text:p>3.41</text:p>
          </table:table-cell>
          <table:table-cell table:formula="of:=[.G4]/[.H4]" office:value-type="float" office:value="0.0440787619763291" calcext:value-type="float">
            <text:p>0.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10.4621" calcext:value-type="float">
            <text:p>10.46</text:p>
          </table:table-cell>
          <table:table-cell table:formula="of:=10.46/[.O4]" office:value-type="float" office:value="0.999799275480066" calcext:value-type="float">
            <text:p>1</text:p>
          </table:table-cell>
          <table:table-cell table:formula="of:=1/[.P4]" office:value-type="float" office:value="1.00020076481836" calcext:value-type="float">
            <text:p>1</text:p>
          </table:table-cell>
          <table:table-cell table:formula="of:=[.Q4]-1" office:value-type="float" office:value="0.000200764818355514" calcext:value-type="float">
            <text:p>0</text:p>
          </table:table-cell>
          <table:table-cell table:formula="of:=[.R4]*0.878+0.011" office:value-type="float" office:value="0.0111762715105161" calcext:value-type="float">
            <text:p>0.01</text:p>
          </table:table-cell>
          <table:table-cell table:formula="of:=2500000*48*0.05/[.S4]/1024/1024/1024" office:value-type="float" office:value="0.499982077424926" calcext:value-type="float">
            <text:p>0.5</text:p>
          </table:table-cell>
          <table:table-cell table:formula="of:=[.U3]+32" office:value-type="float" office:value="352" calcext:value-type="float">
            <text:p>352</text:p>
          </table:table-cell>
          <table:table-cell table:formula="of:=EXP((([.U4]-256)/169)^2*(-1))*0.5" office:value-type="float" office:value="0.362103586350976" calcext:value-type="float">
            <text:p>3.62E-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.76608" calcext:value-type="float">
            <text:p>9.77</text:p>
          </table:table-cell>
          <table:table-cell office:value-type="float" office:value="0.349624" calcext:value-type="float">
            <text:p>0.35</text:p>
          </table:table-cell>
          <table:table-cell office:value-type="float" office:value="10.4621" calcext:value-type="float">
            <text:p>10.46</text:p>
          </table:table-cell>
          <table:table-cell table:formula="of:=[.G5]/[.H5]" office:value-type="float" office:value="0.0334181474082641" calcext:value-type="float">
            <text:p>0.03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13.3235" calcext:value-type="float">
            <text:p>13.32</text:p>
          </table:table-cell>
          <table:table-cell table:formula="of:=10.46/[.O5]" office:value-type="float" office:value="0.785078995759373" calcext:value-type="float">
            <text:p>0.79</text:p>
          </table:table-cell>
          <table:table-cell table:formula="of:=1/[.P5]" office:value-type="float" office:value="1.27375717017208" calcext:value-type="float">
            <text:p>1.27</text:p>
          </table:table-cell>
          <table:table-cell table:formula="of:=[.Q5]-1" office:value-type="float" office:value="0.273757170172084" calcext:value-type="float">
            <text:p>0.27</text:p>
          </table:table-cell>
          <table:table-cell table:formula="of:=[.R5]*0.878+0.011" office:value-type="float" office:value="0.25135879541109" calcext:value-type="float">
            <text:p>0.25</text:p>
          </table:table-cell>
          <table:table-cell table:formula="of:=2500000*48*0.05/[.S5]/1024/1024/1024" office:value-type="float" office:value="0.0222309127418994" calcext:value-type="float">
            <text:p>0.02</text:p>
          </table:table-cell>
          <table:table-cell table:formula="of:=[.U4]+32" office:value-type="float" office:value="384" calcext:value-type="float">
            <text:p>384</text:p>
          </table:table-cell>
          <table:table-cell table:formula="of:=EXP((([.U5]-256)/169)^2*(-1))*0.5" office:value-type="float" office:value="0.281732690791603" calcext:value-type="float">
            <text:p>2.82E-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.774" calcext:value-type="float">
            <text:p>11.77</text:p>
          </table:table-cell>
          <table:table-cell office:value-type="float" office:value="0.620564" calcext:value-type="float">
            <text:p>0.62</text:p>
          </table:table-cell>
          <table:table-cell office:value-type="float" office:value="13.3235" calcext:value-type="float">
            <text:p>13.32</text:p>
          </table:table-cell>
          <table:table-cell table:formula="of:=[.G6]/[.H6]" office:value-type="float" office:value="0.0465766502795812" calcext:value-type="float">
            <text:p>0.05</text:p>
          </table:table-cell>
          <table:table-cell table:formula="of:=0.62/[.G6]" office:value-type="float" office:value="0.999091149341567" calcext:value-type="float">
            <text:p>1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4.1408" calcext:value-type="float">
            <text:p>14.14</text:p>
          </table:table-cell>
          <table:table-cell table:formula="of:=10.46/[.O6]" office:value-type="float" office:value="0.739703552840009" calcext:value-type="float">
            <text:p>0.74</text:p>
          </table:table-cell>
          <table:table-cell table:formula="of:=1/[.P6]" office:value-type="float" office:value="1.35189292543021" calcext:value-type="float">
            <text:p>1.35</text:p>
          </table:table-cell>
          <table:table-cell table:formula="of:=[.Q6]-1" office:value-type="float" office:value="0.35189292543021" calcext:value-type="float">
            <text:p>0.35</text:p>
          </table:table-cell>
          <table:table-cell table:formula="of:=[.R6]*0.878+0.011" office:value-type="float" office:value="0.319961988527725" calcext:value-type="float">
            <text:p>0.32</text:p>
          </table:table-cell>
          <table:table-cell table:formula="of:=2500000*48*0.05/[.S6]/1024/1024/1024" office:value-type="float" office:value="0.0174643727944224" calcext:value-type="float">
            <text:p>0.02</text:p>
          </table:table-cell>
          <table:table-cell table:formula="of:=[.U5]+32" office:value-type="float" office:value="416" calcext:value-type="float">
            <text:p>416</text:p>
          </table:table-cell>
          <table:table-cell table:formula="of:=EXP((([.U6]-256)/169)^2*(-1))*0.5" office:value-type="float" office:value="0.2040328354559" calcext:value-type="float">
            <text:p>2.04E-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1.2227" calcext:value-type="float">
            <text:p>11.22</text:p>
          </table:table-cell>
          <table:table-cell office:value-type="float" office:value="0.406001" calcext:value-type="float">
            <text:p>0.41</text:p>
          </table:table-cell>
          <table:table-cell office:value-type="float" office:value="12.2504" calcext:value-type="float">
            <text:p>12.25</text:p>
          </table:table-cell>
          <table:table-cell table:formula="of:=[.G7]/[.H7]" office:value-type="float" office:value="0.0331418565924378" calcext:value-type="float">
            <text:p>0.03</text:p>
          </table:table-cell>
          <table:table-cell table:formula="of:=0.62/[.G7]" office:value-type="float" office:value="1.5270898347541" calcext:value-type="float">
            <text:p>1.53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 table:formula="of:=[.H3]/[.H15]*[.H16]" office:value-type="float" office:value="15.8316217014402" calcext:value-type="float">
            <text:p>15.83</text:p>
          </table:table-cell>
          <table:table-cell table:formula="of:=10.46/[.O7]" office:value-type="float" office:value="0.660703002968324" calcext:value-type="float">
            <text:p>0.66</text:p>
          </table:table-cell>
          <table:table-cell table:formula="of:=1/[.P7]" office:value-type="float" office:value="1.51353935960231" calcext:value-type="float">
            <text:p>1.51</text:p>
          </table:table-cell>
          <table:table-cell table:formula="of:=[.Q7]-1" office:value-type="float" office:value="0.51353935960231" calcext:value-type="float">
            <text:p>0.51</text:p>
          </table:table-cell>
          <table:table-cell table:formula="of:=[.R7]*0.878+0.011" office:value-type="float" office:value="0.461887557730828" calcext:value-type="float">
            <text:p>0.46</text:p>
          </table:table-cell>
          <table:table-cell table:formula="of:=2500000*48*0.05/[.S7]/1024/1024/1024" office:value-type="float" office:value="0.0120980428118597" calcext:value-type="float">
            <text:p>0.01</text:p>
          </table:table-cell>
          <table:table-cell table:formula="of:=[.U6]+32" office:value-type="float" office:value="448" calcext:value-type="float">
            <text:p>448</text:p>
          </table:table-cell>
          <table:table-cell table:formula="of:=EXP((([.U7]-256)/169)^2*(-1))*0.5" office:value-type="float" office:value="0.137537552494109" calcext:value-type="float">
            <text:p>1.38E-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.4332" calcext:value-type="float">
            <text:p>10.43</text:p>
          </table:table-cell>
          <table:table-cell office:value-type="float" office:value="0.362357" calcext:value-type="float">
            <text:p>0.36</text:p>
          </table:table-cell>
          <table:table-cell office:value-type="float" office:value="11.2613" calcext:value-type="float">
            <text:p>11.26</text:p>
          </table:table-cell>
          <table:table-cell table:formula="of:=[.G8]/[.H8]" office:value-type="float" office:value="0.0321771909104633" calcext:value-type="float">
            <text:p>0.03</text:p>
          </table:table-cell>
          <table:table-cell table:formula="of:=0.62/[.G8]" office:value-type="float" office:value="1.71101979539515" calcext:value-type="float">
            <text:p>1.71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formula="of:=[.H14]/[.H15]*[.H17]" office:value-type="float" office:value="17.4575897434116" calcext:value-type="float">
            <text:p>17.46</text:p>
          </table:table-cell>
          <table:table-cell table:formula="of:=10.46/[.O8]" office:value-type="float" office:value="0.599166331305704" calcext:value-type="float">
            <text:p>0.6</text:p>
          </table:table-cell>
          <table:table-cell table:formula="of:=1/[.P8]" office:value-type="float" office:value="1.66898563512539" calcext:value-type="float">
            <text:p>1.67</text:p>
          </table:table-cell>
          <table:table-cell table:formula="of:=[.Q8]-1" office:value-type="float" office:value="0.668985635125389" calcext:value-type="float">
            <text:p>0.67</text:p>
          </table:table-cell>
          <table:table-cell table:formula="of:=[.R8]*0.878+0.011" office:value-type="float" office:value="0.598369387640092" calcext:value-type="float">
            <text:p>0.6</text:p>
          </table:table-cell>
          <table:table-cell table:formula="of:=2500000*48*0.05/[.S8]/1024/1024/1024" office:value-type="float" office:value="0.00933860515447009" calcext:value-type="float">
            <text:p>0.01</text:p>
          </table:table-cell>
          <table:table-cell table:formula="of:=[.U7]+32" office:value-type="float" office:value="480" calcext:value-type="float">
            <text:p>480</text:p>
          </table:table-cell>
          <table:table-cell table:formula="of:=EXP((([.U8]-256)/169)^2*(-1))*0.5" office:value-type="float" office:value="0.0862980382405974" calcext:value-type="float">
            <text:p>8.63E-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.88467" calcext:value-type="float">
            <text:p>9.88</text:p>
          </table:table-cell>
          <table:table-cell office:value-type="float" office:value="0.299005" calcext:value-type="float">
            <text:p>0.3</text:p>
          </table:table-cell>
          <table:table-cell office:value-type="float" office:value="12.5472" calcext:value-type="float">
            <text:p>12.55</text:p>
          </table:table-cell>
          <table:table-cell table:formula="of:=[.G9]/[.H9]" office:value-type="float" office:value="0.0238304163478704" calcext:value-type="float">
            <text:p>0.02</text:p>
          </table:table-cell>
          <table:table-cell table:formula="of:=0.62/[.G9]" office:value-type="float" office:value="2.07354392067022" calcext:value-type="float">
            <text:p>2.07</text:p>
          </table:table-cell>
          <table:table-cell table:number-columns-repeated="10"/>
          <table:table-cell table:formula="of:=[.U8]+32" office:value-type="float" office:value="512" calcext:value-type="float">
            <text:p>512</text:p>
          </table:table-cell>
          <table:table-cell table:formula="of:=EXP((([.U9]-256)/169)^2*(-1))*0.5" office:value-type="float" office:value="0.0504009775299342" calcext:value-type="float">
            <text:p>5.04E-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9.42241" calcext:value-type="float">
            <text:p>9.42</text:p>
          </table:table-cell>
          <table:table-cell office:value-type="float" office:value="2.19767" calcext:value-type="float">
            <text:p>2.2</text:p>
          </table:table-cell>
          <table:table-cell office:value-type="float" office:value="12.0176" calcext:value-type="float">
            <text:p>12.02</text:p>
          </table:table-cell>
          <table:table-cell table:formula="of:=[.G10]/[.H10]" office:value-type="float" office:value="0.182870955931301" calcext:value-type="float">
            <text:p>0.18</text:p>
          </table:table-cell>
          <table:table-cell table:formula="of:=0.62/[.G10]" office:value-type="float" office:value="0.282116969335706" calcext:value-type="float">
            <text:p>0.28</text:p>
          </table:table-cell>
          <table:table-cell table:number-columns-repeated="10"/>
          <table:table-cell table:formula="of:=[.U9]+32" office:value-type="float" office:value="544" calcext:value-type="float">
            <text:p>544</text:p>
          </table:table-cell>
          <table:table-cell table:formula="of:=EXP((([.U10]-256)/169)^2*(-1))*0.5" office:value-type="float" office:value="0.0273990434424043" calcext:value-type="float">
            <text:p>2.74E-02</text:p>
          </table:table-cell>
        </table:table-row>
        <table:table-row table:style-name="ro1">
          <table:table-cell table:number-columns-repeated="20"/>
          <table:table-cell table:formula="of:=[.U10]+32" office:value-type="float" office:value="576" calcext:value-type="float">
            <text:p>576</text:p>
          </table:table-cell>
          <table:table-cell table:formula="of:=EXP((([.U11]-256)/169)^2*(-1))*0.5" office:value-type="float" office:value="0.0138640541855555" calcext:value-type="float">
            <text:p>1.39E-02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0.4621" calcext:value-type="float">
            <text:p>10.46</text:p>
          </table:table-cell>
          <table:table-cell table:formula="of:=10.46/[.H12]" office:value-type="float" office:value="0.999799275480066" calcext:value-type="float">
            <text:p>1</text:p>
          </table:table-cell>
          <table:table-cell table:number-columns-repeated="11"/>
          <table:table-cell table:formula="of:=[.U11]+32" office:value-type="float" office:value="608" calcext:value-type="float">
            <text:p>608</text:p>
          </table:table-cell>
          <table:table-cell table:formula="of:=EXP((([.U12]-256)/169)^2*(-1))*0.5" office:value-type="float" office:value="0.00652985440596156" calcext:value-type="float">
            <text:p>6.53E-0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.5472" calcext:value-type="float">
            <text:p>12.55</text:p>
          </table:table-cell>
          <table:table-cell table:formula="of:=10.46/[.H13]" office:value-type="float" office:value="0.833652129558786" calcext:value-type="float">
            <text:p>0.83</text:p>
          </table:table-cell>
          <table:table-cell table:number-columns-repeated="11"/>
          <table:table-cell table:formula="of:=[.U12]+32" office:value-type="float" office:value="640" calcext:value-type="float">
            <text:p>640</text:p>
          </table:table-cell>
          <table:table-cell table:formula="of:=EXP((([.U13]-256)/169)^2*(-1))*0.5" office:value-type="float" office:value="0.00286269549058397" calcext:value-type="float">
            <text:p>2.86E-03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4.1408" calcext:value-type="float">
            <text:p>14.14</text:p>
          </table:table-cell>
          <table:table-cell table:formula="of:=10.46/[.H14]" office:value-type="float" office:value="0.739703552840009" calcext:value-type="float">
            <text:p>0.74</text:p>
          </table:table-cell>
          <table:table-cell table:number-columns-repeated="11"/>
          <table:table-cell table:formula="of:=[.U13]+32" office:value-type="float" office:value="672" calcext:value-type="float">
            <text:p>672</text:p>
          </table:table-cell>
          <table:table-cell table:formula="of:=EXP((([.U14]-256)/169)^2*(-1))*0.5" office:value-type="float" office:value="0.00116816775598133" calcext:value-type="float">
            <text:p>1.17E-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77726" calcext:value-type="float">
            <text:p>2.78</text:p>
          </table:table-cell>
          <table:table-cell office:value-type="float" office:value="0.255294" calcext:value-type="float">
            <text:p>0.26</text:p>
          </table:table-cell>
          <table:table-cell office:value-type="float" office:value="3.45378" calcext:value-type="float">
            <text:p>3.45</text:p>
          </table:table-cell>
          <table:table-cell table:formula="of:=3.45/[.H15]" office:value-type="float" office:value="0.998905546965933" calcext:value-type="float">
            <text:p>1</text:p>
          </table:table-cell>
          <table:table-cell table:number-columns-repeated="11"/>
          <table:table-cell table:formula="of:=[.U14]+32" office:value-type="float" office:value="704" calcext:value-type="float">
            <text:p>704</text:p>
          </table:table-cell>
          <table:table-cell table:formula="of:=EXP((([.U15]-256)/169)^2*(-1))*0.5" office:value-type="float" office:value="0.000443704343498212" calcext:value-type="float">
            <text:p>4.44E-0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28" calcext:value-type="float">
            <text:p>128</text:p>
          </table:table-cell>
          <table:table-cell office:value-type="float" office:value="1536" calcext:value-type="float">
            <text:p>1536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88151" calcext:value-type="float">
            <text:p>2.88</text:p>
          </table:table-cell>
          <table:table-cell office:value-type="float" office:value="0.361228" calcext:value-type="float">
            <text:p>0.36</text:p>
          </table:table-cell>
          <table:table-cell office:value-type="float" office:value="3.86675" calcext:value-type="float">
            <text:p>3.87</text:p>
          </table:table-cell>
          <table:table-cell table:formula="of:=3.45/[.H16]" office:value-type="float" office:value="0.89222215038469" calcext:value-type="float">
            <text:p>0.89</text:p>
          </table:table-cell>
          <table:table-cell table:number-columns-repeated="6"/>
          <table:table-cell table:formula="of:=128*128*150" office:value-type="float" office:value="2457600" calcext:value-type="float">
            <text:p>2457600</text:p>
          </table:table-cell>
          <table:table-cell table:number-columns-repeated="4"/>
          <table:table-cell table:formula="of:=[.U15]+32" office:value-type="float" office:value="736" calcext:value-type="float">
            <text:p>736</text:p>
          </table:table-cell>
          <table:table-cell table:formula="of:=EXP((([.U16]-256)/169)^2*(-1))*0.5" office:value-type="float" office:value="0.00015687023621777" calcext:value-type="float">
            <text:p>1.57E-0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.87249" calcext:value-type="float">
            <text:p>2.87</text:p>
          </table:table-cell>
          <table:table-cell office:value-type="float" office:value="0.562261" calcext:value-type="float">
            <text:p>0.56</text:p>
          </table:table-cell>
          <table:table-cell office:value-type="float" office:value="4.26388" calcext:value-type="float">
            <text:p>4.26</text:p>
          </table:table-cell>
          <table:table-cell table:formula="of:=3.45/[.H17]" office:value-type="float" office:value="0.809122207942062" calcext:value-type="float">
            <text:p>0.81</text:p>
          </table:table-cell>
          <table:table-cell table:number-columns-repeated="11"/>
          <table:table-cell table:formula="of:=[.U16]+32" office:value-type="float" office:value="768" calcext:value-type="float">
            <text:p>768</text:p>
          </table:table-cell>
          <table:table-cell table:formula="of:=EXP((([.U17]-256)/169)^2*(-1))*0.5" office:value-type="float" office:value="0.0000516233074366667" calcext:value-type="float">
            <text:p>5.16E-05</text:p>
          </table:table-cell>
        </table:table-row>
        <table:table-row table:style-name="ro1">
          <table:table-cell table:number-columns-repeated="20"/>
          <table:table-cell table:formula="of:=[.U17]+32" office:value-type="float" office:value="800" calcext:value-type="float">
            <text:p>800</text:p>
          </table:table-cell>
          <table:table-cell table:formula="of:=EXP((([.U18]-256)/169)^2*(-1))*0.5" office:value-type="float" office:value="0.0000158128265014546" calcext:value-type="float">
            <text:p>1.58E-05</text:p>
          </table:table-cell>
        </table:table-row>
        <table:table-row table:style-name="ro1">
          <table:table-cell table:number-columns-repeated="10"/>
          <table:table-cell>
            <draw:frame table:end-cell-address="Sheet1.O35" table:end-x="3.23pt" table:end-y="10.8pt" draw:z-index="2" draw:style-name="gr2" draw:text-style-name="P2" svg:width="227.57pt" svg:height="210.36pt" svg:x="32.68pt" svg:y="5.27pt">
              <loext:p draw:notify-on-update-of-ranges="Sheet1.E6:Sheet1.E10 Sheet1.J6:Sheet1.J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formula="of:=[.U18]+32" office:value-type="float" office:value="832" calcext:value-type="float">
            <text:p>832</text:p>
          </table:table-cell>
          <table:table-cell table:formula="of:=EXP((([.U19]-256)/169)^2*(-1))*0.5" office:value-type="float" office:value="0.0000045084949840784" calcext:value-type="float">
            <text:p>4.51E-06</text:p>
          </table:table-cell>
        </table:table-row>
        <table:table-row table:style-name="ro1">
          <table:table-cell table:number-columns-repeated="20"/>
          <table:table-cell table:formula="of:=[.U19]+32" office:value-type="float" office:value="864" calcext:value-type="float">
            <text:p>864</text:p>
          </table:table-cell>
          <table:table-cell table:formula="of:=EXP((([.U20]-256)/169)^2*(-1))*0.5" office:value-type="float" office:value="0.0000011964982855503" calcext:value-type="float">
            <text:p>1.20E-06</text:p>
          </table:table-cell>
        </table:table-row>
        <table:table-row table:style-name="ro1">
          <table:table-cell table:number-columns-repeated="20"/>
          <table:table-cell table:formula="of:=[.U20]+32" office:value-type="float" office:value="896" calcext:value-type="float">
            <text:p>896</text:p>
          </table:table-cell>
          <table:table-cell table:formula="of:=EXP((([.U21]-256)/169)^2*(-1))*0.5" office:value-type="float" office:value="0.000000295563618815952" calcext:value-type="float">
            <text:p>2.96E-07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0.4621" calcext:value-type="float">
            <text:p>10.46</text:p>
          </table:table-cell>
          <table:table-cell table:formula="of:=10.46/[.D22]" office:value-type="float" office:value="0.999799275480066" calcext:value-type="float">
            <text:p>1</text:p>
          </table:table-cell>
          <table:table-cell table:number-columns-repeated="15"/>
          <table:table-cell table:formula="of:=[.U21]+32" office:value-type="float" office:value="928" calcext:value-type="float">
            <text:p>928</text:p>
          </table:table-cell>
          <table:table-cell table:formula="of:=EXP((([.U22]-256)/169)^2*(-1))*0.5" office:value-type="float" office:value="0.0000000679592026662974" calcext:value-type="float">
            <text:p>6.80E-08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12.5472" calcext:value-type="float">
            <text:p>12.55</text:p>
          </table:table-cell>
          <table:table-cell table:formula="of:=10.46/[.D23]" office:value-type="float" office:value="0.833652129558786" calcext:value-type="float">
            <text:p>0.83</text:p>
          </table:table-cell>
          <table:table-cell table:number-columns-repeated="15"/>
          <table:table-cell table:formula="of:=[.U22]+32" office:value-type="float" office:value="960" calcext:value-type="float">
            <text:p>960</text:p>
          </table:table-cell>
          <table:table-cell table:formula="of:=EXP((([.U23]-256)/169)^2*(-1))*0.5" office:value-type="float" office:value="0.000000014544673587682" calcext:value-type="float">
            <text:p>1.45E-08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4.1408" calcext:value-type="float">
            <text:p>14.14</text:p>
          </table:table-cell>
          <table:table-cell table:formula="of:=10.46/[.D24]" office:value-type="float" office:value="0.739703552840009" calcext:value-type="float">
            <text:p>0.74</text:p>
            <draw:frame table:end-cell-address="Sheet1.T64" table:end-x="18pt" table:end-y="0.43pt" draw:z-index="4" draw:style-name="gr2" draw:text-style-name="P2" svg:width="943.63pt" svg:height="503.6pt" svg:x="47.82pt" svg:y="8.84pt">
              <loext:p draw:notify-on-update-of-ranges="Sheet1.N4:Sheet1.N8 Sheet1.P4:Sheet1.P8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5"/>
          <table:table-cell table:formula="of:=[.U23]+32" office:value-type="float" office:value="992" calcext:value-type="float">
            <text:p>992</text:p>
          </table:table-cell>
          <table:table-cell table:formula="of:=EXP((([.U24]-256)/169)^2*(-1))*0.5" office:value-type="float" office:value="0.00000000289746426527082" calcext:value-type="float">
            <text:p>2.90E-09</text:p>
          </table:table-cell>
        </table:table-row>
        <table:table-row table:style-name="ro1">
          <table:table-cell table:number-columns-repeated="20"/>
          <table:table-cell table:formula="of:=[.U24]+32" office:value-type="float" office:value="1024" calcext:value-type="float">
            <text:p>1024</text:p>
          </table:table-cell>
          <table:table-cell table:formula="of:=EXP((([.U25]-256)/169)^2*(-1))*0.5" office:value-type="float" office:value="0.00000000053726753986889" calcext:value-type="float">
            <text:p>5.37E-10</text:p>
          </table:table-cell>
        </table:table-row>
        <table:table-row table:style-name="ro1">
          <table:table-cell table:number-columns-repeated="5"/>
          <table:table-cell>
            <draw:frame table:end-cell-address="Sheet1.J42" table:end-x="21.15pt" table:end-y="11.65pt" draw:z-index="0" draw:style-name="gr2" draw:text-style-name="P2" svg:width="227.54pt" svg:height="210.27pt" svg:x="50.63pt" svg:y="6.24pt">
              <loext:p draw:notify-on-update-of-ranges="Sheet1.C22:Sheet1.C24 Sheet1.E22:Sheet1.E2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 table:formula="of:=[.U25]+32" office:value-type="float" office:value="1056" calcext:value-type="float">
            <text:p>1056</text:p>
          </table:table-cell>
          <table:table-cell table:formula="of:=EXP((([.U26]-256)/169)^2*(-1))*0.5" office:value-type="float" office:value="0.0000000000927302694020744" calcext:value-type="float">
            <text:p>9.27E-11</text:p>
          </table:table-cell>
        </table:table-row>
        <table:table-row table:style-name="ro1">
          <table:table-cell table:number-columns-repeated="20"/>
          <table:table-cell table:formula="of:=[.U26]+32" office:value-type="float" office:value="1088" calcext:value-type="float">
            <text:p>1088</text:p>
          </table:table-cell>
          <table:table-cell table:formula="of:=EXP((([.U27]-256)/169)^2*(-1))*0.5" office:value-type="float" office:value="0.0000000000148974125697647" calcext:value-type="float">
            <text:p>1.49E-11</text:p>
          </table:table-cell>
        </table:table-row>
        <table:table-row table:style-name="ro1">
          <table:table-cell table:number-columns-repeated="20"/>
          <table:table-cell table:formula="of:=[.U27]+32" office:value-type="float" office:value="1120" calcext:value-type="float">
            <text:p>1120</text:p>
          </table:table-cell>
          <table:table-cell table:formula="of:=EXP((([.U28]-256)/169)^2*(-1))*0.5" office:value-type="float" office:value="0.00000000000222770958757675" calcext:value-type="float">
            <text:p>2.23E-12</text:p>
          </table:table-cell>
        </table:table-row>
        <table:table-row table:style-name="ro1">
          <table:table-cell table:number-columns-repeated="20"/>
          <table:table-cell table:formula="of:=[.U28]+32" office:value-type="float" office:value="1152" calcext:value-type="float">
            <text:p>1152</text:p>
          </table:table-cell>
          <table:table-cell table:formula="of:=EXP((([.U29]-256)/169)^2*(-1))*0.5" office:value-type="float" office:value="0.000000000000310073540000365" calcext:value-type="float">
            <text:p>3.10E-13</text:p>
          </table:table-cell>
        </table:table-row>
        <table:table-row table:style-name="ro1">
          <table:table-cell table:number-columns-repeated="20"/>
          <table:table-cell table:formula="of:=[.U29]+32" office:value-type="float" office:value="1184" calcext:value-type="float">
            <text:p>1184</text:p>
          </table:table-cell>
          <table:table-cell table:formula="of:=EXP((([.U30]-256)/169)^2*(-1))*0.5" office:value-type="float" office:value="0.0000000000000401725357437952" calcext:value-type="float">
            <text:p>4.02E-14</text:p>
          </table:table-cell>
        </table:table-row>
        <table:table-row table:style-name="ro1">
          <table:table-cell table:number-columns-repeated="20"/>
          <table:table-cell table:formula="of:=[.U30]+32" office:value-type="float" office:value="1216" calcext:value-type="float">
            <text:p>1216</text:p>
          </table:table-cell>
          <table:table-cell table:formula="of:=EXP((([.U31]-256)/169)^2*(-1))*0.5" office:value-type="float" office:value="4.8445360172141E-015" calcext:value-type="float">
            <text:p>4.84E-15</text:p>
          </table:table-cell>
        </table:table-row>
        <table:table-row table:style-name="ro1">
          <table:table-cell table:number-columns-repeated="20"/>
          <table:table-cell table:formula="of:=[.U31]+32" office:value-type="float" office:value="1248" calcext:value-type="float">
            <text:p>1248</text:p>
          </table:table-cell>
          <table:table-cell table:formula="of:=EXP((([.U32]-256)/169)^2*(-1))*0.5" office:value-type="float" office:value="5.4379290524628E-016" calcext:value-type="float">
            <text:p>5.44E-16</text:p>
          </table:table-cell>
        </table:table-row>
        <table:table-row table:style-name="ro1">
          <table:table-cell table:number-columns-repeated="20"/>
          <table:table-cell table:formula="of:=[.U32]+32" office:value-type="float" office:value="1280" calcext:value-type="float">
            <text:p>1280</text:p>
          </table:table-cell>
          <table:table-cell table:formula="of:=EXP((([.U33]-256)/169)^2*(-1))*0.5" office:value-type="float" office:value="5.68163447359923E-017" calcext:value-type="float">
            <text:p>5.68E-17</text:p>
          </table:table-cell>
        </table:table-row>
        <table:table-row table:style-name="ro1">
          <table:table-cell table:number-columns-repeated="20"/>
          <table:table-cell table:formula="of:=[.U33]+32" office:value-type="float" office:value="1312" calcext:value-type="float">
            <text:p>1312</text:p>
          </table:table-cell>
          <table:table-cell table:formula="of:=EXP((([.U34]-256)/169)^2*(-1))*0.5" office:value-type="float" office:value="5.52549827741352E-018" calcext:value-type="float">
            <text:p>5.53E-18</text:p>
          </table:table-cell>
        </table:table-row>
        <table:table-row table:style-name="ro1">
          <table:table-cell table:number-columns-repeated="20"/>
          <table:table-cell table:formula="of:=[.U34]+32" office:value-type="float" office:value="1344" calcext:value-type="float">
            <text:p>1344</text:p>
          </table:table-cell>
          <table:table-cell table:formula="of:=EXP((([.U35]-256)/169)^2*(-1))*0.5" office:value-type="float" office:value="5.00181944409294E-019" calcext:value-type="float">
            <text:p>5.00E-19</text:p>
          </table:table-cell>
        </table:table-row>
        <table:table-row table:style-name="ro1">
          <table:table-cell table:number-columns-repeated="20"/>
          <table:table-cell table:formula="of:=[.U35]+32" office:value-type="float" office:value="1376" calcext:value-type="float">
            <text:p>1376</text:p>
          </table:table-cell>
          <table:table-cell table:formula="of:=EXP((([.U36]-256)/169)^2*(-1))*0.5" office:value-type="float" office:value="4.21447010926822E-020" calcext:value-type="float">
            <text:p>4.21E-20</text:p>
          </table:table-cell>
        </table:table-row>
        <table:table-row table:style-name="ro1">
          <table:table-cell table:number-columns-repeated="20"/>
          <table:table-cell table:formula="of:=[.U36]+32" office:value-type="float" office:value="1408" calcext:value-type="float">
            <text:p>1408</text:p>
          </table:table-cell>
          <table:table-cell table:formula="of:=EXP((([.U37]-256)/169)^2*(-1))*0.5" office:value-type="float" office:value="3.30534160603318E-021" calcext:value-type="float">
            <text:p>3.31E-21</text:p>
          </table:table-cell>
        </table:table-row>
        <table:table-row table:style-name="ro1">
          <table:table-cell table:number-columns-repeated="20"/>
          <table:table-cell table:formula="of:=[.U37]+32" office:value-type="float" office:value="1440" calcext:value-type="float">
            <text:p>1440</text:p>
          </table:table-cell>
          <table:table-cell table:formula="of:=EXP((([.U38]-256)/169)^2*(-1))*0.5" office:value-type="float" office:value="2.41294891540061E-022" calcext:value-type="float">
            <text:p>2.41E-22</text:p>
          </table:table-cell>
        </table:table-row>
        <table:table-row table:style-name="ro1">
          <table:table-cell table:number-columns-repeated="10"/>
          <table:table-cell>
            <draw:frame table:end-cell-address="Sheet1.N55" table:end-x="59.5pt" table:end-y="7.82pt" draw:z-index="1" draw:style-name="gr2" draw:text-style-name="P2" svg:width="227.42pt" svg:height="210.36pt" svg:x="24.89pt" svg:y="2.27pt">
              <loext:p draw:notify-on-update-of-ranges="Sheet1.C15:Sheet1.C17 Sheet1.I15:Sheet1.I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[.U38]+32" office:value-type="float" office:value="1472" calcext:value-type="float">
            <text:p>1472</text:p>
          </table:table-cell>
          <table:table-cell table:formula="of:=EXP((([.U39]-256)/169)^2*(-1))*0.5" office:value-type="float" office:value="1.6396015099894E-023" calcext:value-type="float">
            <text:p>1.64E-23</text:p>
          </table:table-cell>
        </table:table-row>
        <table:table-row table:style-name="ro1">
          <table:table-cell table:number-columns-repeated="20"/>
          <table:table-cell table:formula="of:=[.U39]+32" office:value-type="float" office:value="1504" calcext:value-type="float">
            <text:p>1504</text:p>
          </table:table-cell>
          <table:table-cell table:formula="of:=EXP((([.U40]-256)/169)^2*(-1))*0.5" office:value-type="float" office:value="1.03701943703769E-024" calcext:value-type="float">
            <text:p>1.04E-24</text:p>
          </table:table-cell>
        </table:table-row>
        <table:table-row table:style-name="ro1">
          <table:table-cell table:number-columns-repeated="20"/>
          <table:table-cell table:formula="of:=[.U40]+32" office:value-type="float" office:value="1536" calcext:value-type="float">
            <text:p>1536</text:p>
          </table:table-cell>
          <table:table-cell table:formula="of:=EXP((([.U41]-256)/169)^2*(-1))*0.5" office:value-type="float" office:value="6.10511555212992E-026" calcext:value-type="float">
            <text:p>6.11E-26</text:p>
          </table:table-cell>
        </table:table-row>
        <table:table-row table:style-name="ro1">
          <table:table-cell table:number-columns-repeated="20"/>
          <table:table-cell table:formula="of:=[.U41]+32" office:value-type="float" office:value="1568" calcext:value-type="float">
            <text:p>1568</text:p>
          </table:table-cell>
          <table:table-cell table:formula="of:=EXP((([.U42]-256)/169)^2*(-1))*0.5" office:value-type="float" office:value="3.34548652467412E-027" calcext:value-type="float">
            <text:p>3.35E-27</text:p>
          </table:table-cell>
        </table:table-row>
        <table:table-row table:style-name="ro1">
          <table:table-cell table:number-columns-repeated="20"/>
          <table:table-cell table:formula="of:=[.U42]+32" office:value-type="float" office:value="1600" calcext:value-type="float">
            <text:p>1600</text:p>
          </table:table-cell>
          <table:table-cell table:formula="of:=EXP((([.U43]-256)/169)^2*(-1))*0.5" office:value-type="float" office:value="1.70640881682767E-028" calcext:value-type="float">
            <text:p>1.71E-28</text:p>
          </table:table-cell>
        </table:table-row>
        <table:table-row table:style-name="ro1">
          <table:table-cell table:number-columns-repeated="3"/>
          <table:table-cell>
            <draw:frame table:end-cell-address="Sheet1.G61" table:end-x="61.2pt" table:end-y="5.56pt" draw:z-index="3" draw:style-name="gr2" draw:text-style-name="P2" svg:width="227.42pt" svg:height="210.9pt" svg:x="26.59pt" svg:y="12.27pt">
              <loext:p draw:notify-on-update-of-ranges="Sheet1.H53:Sheet1.H53 Sheet1.H54:Sheet1.H54 Sheet1.I53:Sheet1.I53 Sheet1.I54:Sheet1.I54 Sheet1.J53:Sheet1.J53 Sheet1.J54:Sheet1.J54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6"/>
          <table:table-cell table:formula="of:=[.U43]+32" office:value-type="float" office:value="1632" calcext:value-type="float">
            <text:p>1632</text:p>
          </table:table-cell>
          <table:table-cell table:formula="of:=EXP((([.U44]-256)/169)^2*(-1))*0.5" office:value-type="float" office:value="8.10149732118501E-030" calcext:value-type="float">
            <text:p>8.10E-30</text:p>
          </table:table-cell>
        </table:table-row>
        <table:table-row table:style-name="ro1">
          <table:table-cell table:number-columns-repeated="20"/>
          <table:table-cell table:formula="of:=[.U44]+32" office:value-type="float" office:value="1664" calcext:value-type="float">
            <text:p>1664</text:p>
          </table:table-cell>
          <table:table-cell table:formula="of:=EXP((([.U45]-256)/169)^2*(-1))*0.5" office:value-type="float" office:value="3.58018858821809E-031" calcext:value-type="float">
            <text:p>3.58E-31</text:p>
          </table:table-cell>
        </table:table-row>
        <table:table-row table:style-name="ro1">
          <table:table-cell table:number-columns-repeated="20"/>
          <table:table-cell table:formula="of:=[.U45]+32" office:value-type="float" office:value="1696" calcext:value-type="float">
            <text:p>1696</text:p>
          </table:table-cell>
          <table:table-cell table:formula="of:=EXP((([.U46]-256)/169)^2*(-1))*0.5" office:value-type="float" office:value="1.47266823719528E-032" calcext:value-type="float">
            <text:p>1.47E-32</text:p>
          </table:table-cell>
        </table:table-row>
        <table:table-row table:style-name="ro1">
          <table:table-cell table:number-columns-repeated="20"/>
          <table:table-cell table:formula="of:=[.U46]+32" office:value-type="float" office:value="1728" calcext:value-type="float">
            <text:p>1728</text:p>
          </table:table-cell>
          <table:table-cell table:formula="of:=EXP((([.U47]-256)/169)^2*(-1))*0.5" office:value-type="float" office:value="5.63848385031803E-034" calcext:value-type="float">
            <text:p>5.64E-34</text:p>
          </table:table-cell>
        </table:table-row>
        <table:table-row table:style-name="ro1">
          <table:table-cell table:number-columns-repeated="20"/>
          <table:table-cell table:formula="of:=[.U47]+32" office:value-type="float" office:value="1760" calcext:value-type="float">
            <text:p>1760</text:p>
          </table:table-cell>
          <table:table-cell table:formula="of:=EXP((([.U48]-256)/169)^2*(-1))*0.5" office:value-type="float" office:value="2.00945445233608E-035" calcext:value-type="float">
            <text:p>2.01E-35</text:p>
          </table:table-cell>
        </table:table-row>
        <table:table-row table:style-name="ro1">
          <table:table-cell table:number-columns-repeated="20"/>
          <table:table-cell table:formula="of:=[.U48]+32" office:value-type="float" office:value="1792" calcext:value-type="float">
            <text:p>1792</text:p>
          </table:table-cell>
          <table:table-cell table:formula="of:=EXP((([.U49]-256)/169)^2*(-1))*0.5" office:value-type="float" office:value="6.66580181486684E-037" calcext:value-type="float">
            <text:p>6.67E-37</text:p>
          </table:table-cell>
        </table:table-row>
        <table:table-row table:style-name="ro1">
          <table:table-cell table:number-columns-repeated="20"/>
          <table:table-cell table:formula="of:=[.U49]+32" office:value-type="float" office:value="1824" calcext:value-type="float">
            <text:p>1824</text:p>
          </table:table-cell>
          <table:table-cell table:formula="of:=EXP((([.U50]-256)/169)^2*(-1))*0.5" office:value-type="float" office:value="2.05818795699574E-038" calcext:value-type="float">
            <text:p>2.06E-38</text:p>
          </table:table-cell>
        </table:table-row>
        <table:table-row table:style-name="ro1">
          <table:table-cell table:number-columns-repeated="20"/>
          <table:table-cell table:formula="of:=[.U50]+32" office:value-type="float" office:value="1856" calcext:value-type="float">
            <text:p>1856</text:p>
          </table:table-cell>
          <table:table-cell table:formula="of:=EXP((([.U51]-256)/169)^2*(-1))*0.5" office:value-type="float" office:value="5.91529043630935E-040" calcext:value-type="float">
            <text:p>5.92E-40</text:p>
          </table:table-cell>
        </table:table-row>
        <table:table-row table:style-name="ro1">
          <table:table-cell table:number-columns-repeated="20"/>
          <table:table-cell table:formula="of:=[.U51]+32" office:value-type="float" office:value="1888" calcext:value-type="float">
            <text:p>1888</text:p>
          </table:table-cell>
          <table:table-cell table:formula="of:=EXP((([.U52]-256)/169)^2*(-1))*0.5" office:value-type="float" office:value="1.58243368168197E-041" calcext:value-type="float">
            <text:p>1.58E-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Движение частиц</text:p>
          </table:table-cell>
          <table:table-cell office:value-type="string" calcext:value-type="string">
            <text:p>Расчет поля</text:p>
          </table:table-cell>
          <table:table-cell office:value-type="string" calcext:value-type="string">
            <text:p>Полное время</text:p>
          </table:table-cell>
          <table:table-cell table:number-columns-repeated="10"/>
          <table:table-cell table:formula="of:=[.U52]+32" office:value-type="float" office:value="1920" calcext:value-type="float">
            <text:p>1920</text:p>
          </table:table-cell>
          <table:table-cell table:formula="of:=EXP((([.U53]-256)/169)^2*(-1))*0.5" office:value-type="float" office:value="3.94033701342395E-043" calcext:value-type="float">
            <text:p>3.94E-43</text:p>
          </table:table-cell>
        </table:table-row>
        <table:table-row table:style-name="ro1">
          <table:table-cell table:number-columns-repeated="7"/>
          <table:table-cell office:value-type="float" office:value="9.88467" calcext:value-type="float">
            <text:p>9.88</text:p>
          </table:table-cell>
          <table:table-cell office:value-type="float" office:value="0.299005" calcext:value-type="float">
            <text:p>0.3</text:p>
          </table:table-cell>
          <table:table-cell office:value-type="float" office:value="12.5472" calcext:value-type="float">
            <text:p>12.55</text:p>
          </table:table-cell>
          <table:table-cell table:number-columns-repeated="10"/>
          <table:table-cell table:formula="of:=[.U53]+32" office:value-type="float" office:value="1952" calcext:value-type="float">
            <text:p>1952</text:p>
          </table:table-cell>
          <table:table-cell table:formula="of:=EXP((([.U54]-256)/169)^2*(-1))*0.5" office:value-type="float" office:value="9.13270907106503E-045" calcext:value-type="float">
            <text:p>9.13E-45</text:p>
          </table:table-cell>
        </table:table-row>
        <table:table-row table:style-name="ro1">
          <table:table-cell table:number-columns-repeated="7"/>
          <table:table-cell table:formula="of:=[.H54]/12.55" office:value-type="float" office:value="0.787623107569721" calcext:value-type="float">
            <text:p>0.79</text:p>
          </table:table-cell>
          <table:table-cell table:formula="of:=[.I54]/12.55" office:value-type="float" office:value="0.0238250996015936" calcext:value-type="float">
            <text:p>0.02</text:p>
          </table:table-cell>
          <table:table-cell table:number-columns-repeated="11"/>
          <table:table-cell table:formula="of:=[.U54]+32" office:value-type="float" office:value="1984" calcext:value-type="float">
            <text:p>1984</text:p>
          </table:table-cell>
          <table:table-cell table:formula="of:=EXP((([.U55]-256)/169)^2*(-1))*0.5" office:value-type="float" office:value="1.97026336811382E-046" calcext:value-type="float">
            <text:p>1.97E-46</text:p>
          </table:table-cell>
        </table:table-row>
        <table:table-row table:style-name="ro1">
          <table:table-cell table:number-columns-repeated="20"/>
          <table:table-cell table:formula="of:=[.U55]+32" office:value-type="float" office:value="2016" calcext:value-type="float">
            <text:p>2016</text:p>
          </table:table-cell>
          <table:table-cell table:formula="of:=EXP((([.U56]-256)/169)^2*(-1))*0.5" office:value-type="float" office:value="3.95646517540291E-048" calcext:value-type="float">
            <text:p>3.96E-48</text:p>
          </table:table-cell>
        </table:table-row>
        <table:table-row table:style-name="ro1">
          <table:table-cell table:number-columns-repeated="20"/>
          <table:table-cell table:formula="of:=[.U56]+32" office:value-type="float" office:value="2048" calcext:value-type="float">
            <text:p>2048</text:p>
          </table:table-cell>
          <table:table-cell table:formula="of:=EXP((([.U57]-256)/169)^2*(-1))*0.5" office:value-type="float" office:value="7.39518115154029E-050" calcext:value-type="float">
            <text:p>7.40E-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5:Sheet1.IV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ru" fo:country="RU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2:59:24.653980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8-31T15:55:22</meta:creation-date>
    <dc:date>2018-11-14T19:43:47.745616823</dc:date>
    <meta:editing-cycles>23</meta:editing-cycles>
    <meta:editing-duration>P6DT10H11M26S</meta:editing-duration>
    <meta:document-statistic meta:table-count="3" meta:cell-count="303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stroke-linejoin="none" draw:gradient-step-count="0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.394cm" xlink:href=".." xlink:type="simple" chart:class="chart:bar" chart:style-name="ch1">
        <chart:title svg:x="2.328cm" svg:y="0.154cm" chart:style-name="ch2">
          <text:p>Эффективность</text:p>
        </chart:title>
        <chart:plot-area chart:style-name="ch3" table:cell-range-address="Sheet1.C22:Sheet1.C24 Sheet1.E22:Sheet1.E24" chart:data-source-has-labels="column" svg:x="0.116cm" svg:y="0.828cm" svg:width="7.719cm" svg:height="6.48cm">
          <chartooo:coordinate-region svg:x="1.01cm" svg:y="0.982cm" svg:width="6.825cm" svg:height="5.771cm"/>
          <chart:axis chart:dimension="x" chart:name="primary-x" chart:style-name="ch4" chartooo:axis-type="text">
            <chart:title svg:x="2.815cm" svg:y="6.857cm" chart:style-name="ch5">
              <text:p>число процессоров</text:p>
            </chart:title>
            <chart:categories table:cell-range-address="Sheet1.C22:Sheet1.C24"/>
          </chart:axis>
          <chart:axis chart:dimension="y" chart:name="primary-y" chart:style-name="ch6">
            <chart:title svg:x="0.164cm" svg:y="3.851cm" chart:style-name="ch7">
              <text:p>k</text:p>
            </chart:title>
            <chart:grid chart:style-name="ch8" chart:class="major"/>
          </chart:axis>
          <chart:series chart:style-name="ch9" chart:values-cell-range-address="Sheet1.E22:Sheet1.E2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heet1.C22:Sheet1.C24</svg:desc>
                </draw:g>
              </table:table-cell>
              <table:table-cell office:value-type="float" office:value="0.999799275480066">
                <text:p>0.999799275480066</text:p>
                <draw:g>
                  <svg:desc>Sheet1.E22:Sheet1.E2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33652129558786">
                <text:p>0.8336521295587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39703552840009">
                <text:p>0.739703552840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.394cm" xlink:href=".." xlink:type="simple" chart:class="chart:bar" chart:style-name="ch1">
        <chart:title svg:x="2.328cm" svg:y="0.154cm" chart:style-name="ch2">
          <text:p>Эффективность</text:p>
        </chart:title>
        <chart:plot-area chart:style-name="ch3" table:cell-range-address="Sheet1.C15:Sheet1.C17 Sheet1.I15:Sheet1.I17" chart:data-source-has-labels="column" svg:x="0.116cm" svg:y="0.828cm" svg:width="7.719cm" svg:height="6.48cm">
          <chartooo:coordinate-region svg:x="1.01cm" svg:y="0.982cm" svg:width="6.825cm" svg:height="5.771cm"/>
          <chart:axis chart:dimension="x" chart:name="primary-x" chart:style-name="ch4" chartooo:axis-type="text">
            <chart:title svg:x="2.259cm" svg:y="6.857cm" chart:style-name="ch5">
              <text:p>Число процессорных ядер</text:p>
            </chart:title>
            <chart:categories table:cell-range-address="Sheet1.C15:Sheet1.C17"/>
          </chart:axis>
          <chart:axis chart:dimension="y" chart:name="primary-y" chart:style-name="ch6">
            <chart:title svg:x="0.164cm" svg:y="3.851cm" chart:style-name="ch7">
              <text:p>k</text:p>
            </chart:title>
            <chart:grid chart:style-name="ch8" chart:class="major"/>
          </chart:axis>
          <chart:series chart:style-name="ch9" chart:values-cell-range-address="Sheet1.I15:Sheet1.I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C15:Sheet1.C17</svg:desc>
                </draw:g>
              </table:table-cell>
              <table:table-cell office:value-type="float" office:value="0.998905546965933">
                <text:p>0.998905546965933</text:p>
                <draw:g>
                  <svg:desc>Sheet1.I15:Sheet1.I17</svg:desc>
                </draw:g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89222215038469">
                <text:p>0.8922221503846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09122207942062">
                <text:p>0.809122207942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.392cm" xlink:href=".." xlink:type="simple" chart:class="chart:line" chart:style-name="ch1">
        <chart:title svg:x="2.919cm" svg:y="0.153cm" chart:style-name="ch2">
          <text:p>Ускорение</text:p>
        </chart:title>
        <chart:plot-area chart:style-name="ch3" table:cell-range-address="Sheet1.E6:Sheet1.E10 Sheet1.J6:Sheet1.J10" chart:data-source-has-labels="column" svg:x="0.16cm" svg:y="0.827cm" svg:width="7.679cm" svg:height="6.478cm">
          <chartooo:coordinate-region svg:x="0.75cm" svg:y="0.98cm" svg:width="6.884cm" svg:height="5.77cm"/>
          <chart:axis chart:dimension="x" chart:name="primary-x" chart:style-name="ch4" chartooo:axis-type="text">
            <chart:title svg:x="1.586cm" svg:y="6.855cm" chart:style-name="ch5">
              <text:p>число процессорных элементов</text:p>
            </chart:title>
            <chart:categories table:cell-range-address="Sheet1.E6:Sheet1.E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6:Sheet1.J1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E6:Sheet1.E10</svg:desc>
                </draw:g>
              </table:table-cell>
              <table:table-cell office:value-type="float" office:value="0.999091149341567">
                <text:p>0.999091149341567</text:p>
                <draw:g>
                  <svg:desc>Sheet1.J6:Sheet1.J10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270898347541">
                <text:p>1.52708983475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71101979539515">
                <text:p>1.711019795395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07354392067022">
                <text:p>2.073543920670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2116969335706">
                <text:p>0.282116969335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.418cm" xlink:href=".." xlink:type="simple" chart:class="chart:bar" chart:style-name="ch1">
        <chart:title svg:x="1.806cm" svg:y="0.151cm" chart:style-name="ch2">
          <text:p>Один временной шаг</text:p>
        </chart:title>
        <chart:legend chart:legend-position="bottom" svg:x="1.498cm" svg:y="6.336cm" style:legend-expansion="wide" chart:style-name="ch3"/>
        <chart:plot-area chart:style-name="ch4" table:cell-range-address="Sheet1.H53:Sheet1.J54" chart:data-source-has-labels="row" svg:x="0.119cm" svg:y="0.829cm" svg:width="7.56cm" svg:height="5.356cm">
          <chartooo:coordinate-region svg:x="0.641cm" svg:y="0.982cm" svg:width="7.038cm" svg:height="5.05cm"/>
          <chart:axis chart:dimension="x" chart:name="primary-x" chart:style-name="ch5"/>
          <chart:axis chart:dimension="y" chart:name="primary-y" chart:style-name="ch6">
            <chart:title svg:x="0.164cm" svg:y="4.166cm" chart:style-name="ch7">
              <text:p>время, с</text:p>
            </chart:title>
            <chart:grid chart:style-name="ch8" chart:class="major"/>
          </chart:axis>
          <chart:series chart:style-name="ch9" chart:values-cell-range-address="Sheet1.H54:Sheet1.H54" chart:label-cell-address="Sheet1.H53:Sheet1.H53" chart:class="chart:bar">
            <chart:data-point/>
          </chart:series>
          <chart:series chart:style-name="ch10" chart:values-cell-range-address="Sheet1.I54:Sheet1.I54" chart:label-cell-address="Sheet1.I53:Sheet1.I53" chart:class="chart:bar">
            <chart:data-point/>
          </chart:series>
          <chart:series chart:style-name="ch11" chart:values-cell-range-address="Sheet1.J54:Sheet1.J54" chart:label-cell-address="Sheet1.J53:Sheet1.J5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вижение частиц</text:p>
                <draw:g>
                  <svg:desc>Sheet1.H53:Sheet1.H53</svg:desc>
                </draw:g>
              </table:table-cell>
              <table:table-cell office:value-type="string">
                <text:p>Расчет поля</text:p>
                <draw:g>
                  <svg:desc>Sheet1.I53:Sheet1.I53</svg:desc>
                </draw:g>
              </table:table-cell>
              <table:table-cell office:value-type="string">
                <text:p>Полное время</text:p>
                <draw:g>
                  <svg:desc>Sheet1.J53:Sheet1.J5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.88467">
                <text:p>9.88467</text:p>
                <draw:g>
                  <svg:desc>Sheet1.H54:Sheet1.H54</svg:desc>
                </draw:g>
              </table:table-cell>
              <table:table-cell office:value-type="float" office:value="0.299005">
                <text:p>0.299005</text:p>
                <draw:g>
                  <svg:desc>Sheet1.I54:Sheet1.I54</svg:desc>
                </draw:g>
              </table:table-cell>
              <table:table-cell office:value-type="float" office:value="12.5472">
                <text:p>12.5472</text:p>
                <draw:g>
                  <svg:desc>Sheet1.J54:Sheet1.J5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stroke-linejoin="none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0">
      <style:chart-properties chart:display-label="true" chart:logarithmic="false" chart:minimum="256" chart:maximum="2048" chart:interval-major="256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14pt" style:font-size-asian="8pt" style:font-size-complex="8pt"/>
    </style:style>
    <style:style style:name="ch4" style:family="chart">
      <style:chart-properties style:rotation-angle="0"/>
      <style:text-properties fo:font-size="24pt" style:font-size-asian="9pt" style:font-size-complex="9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color="#b3b3b3"/>
      <style:text-properties fo:font-size="14pt" style:font-size-asian="8pt" style:font-size-complex="8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8cm" svg:stroke-color="#000000" draw:fill-color="#00000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87cm" svg:height="17.771cm" xlink:href=".." xlink:type="simple" chart:class="chart:scatter" chart:style-name="ch1">
        <chart:plot-area chart:style-name="ch2" table:cell-range-address="Sheet1.N4:Sheet1.N8 Sheet1.P4:Sheet1.P8" svg:x="0.202cm" svg:y="0.707cm" svg:width="31.47cm" svg:height="17.058cm">
          <chartooo:coordinate-region svg:x="1.706cm" svg:y="0.996cm" svg:width="29.422cm" svg:height="15.943cm"/>
          <chart:axis chart:dimension="x" chart:name="primary-x" chart:style-name="ch3">
            <chart:title svg:x="13.337cm" svg:y="16.872cm" chart:style-name="ch4">
              <text:p>number of processors</text:p>
            </chart:title>
          </chart:axis>
          <chart:axis chart:dimension="y" chart:name="primary-y" chart:style-name="ch5">
            <chart:title svg:x="0.014cm" svg:y="13.673cm" chart:style-name="ch6">
              <text:p>parallelization efficiency</text:p>
            </chart:title>
            <chart:grid chart:style-name="ch7" chart:class="major"/>
          </chart:axis>
          <chart:series chart:style-name="ch8" chart:values-cell-range-address="Sheet1.P4:Sheet1.P8" chart:class="chart:scatter">
            <chart:domain table:cell-range-address="Sheet1.N4:Sheet1.N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N4:Sheet1.N8</svg:desc>
                </draw:g>
              </table:table-cell>
              <table:table-cell office:value-type="float" office:value="0.999799275480066">
                <text:p>0.999799275480066</text:p>
                <draw:g>
                  <svg:desc>Sheet1.P4:Sheet1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785078995759373">
                <text:p>0.785078995759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739703552840009">
                <text:p>0.73970355284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660703002968324">
                <text:p>0.660703002968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599166331305704">
                <text:p>0.599166331305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276cm" svg:y="0.274cm" chart:style-name="ch2">
          <text:p>Пропускная способность коммуникационной сети</text:p>
        </chart:title>
        <chart:plot-area chart:style-name="ch3" table:cell-range-address="Sheet1.N4:Sheet1.N8 Sheet1.T4:Sheet1.T8" svg:x="1.643cm" svg:y="1.589cm" svg:width="14.037cm" svg:height="5.938cm">
          <chartooo:coordinate-region svg:x="2.571cm" svg:y="1.879cm" svg:width="12.701cm" svg:height="5.025cm"/>
          <chart:axis chart:dimension="x" chart:name="primary-x" chart:style-name="ch4">
            <chart:title svg:x="6.641cm" svg:y="7.707cm" chart:style-name="ch5">
              <text:p>количество ядер</text:p>
            </chart:title>
          </chart:axis>
          <chart:axis chart:dimension="y" chart:name="primary-y" chart:style-name="ch6">
            <chart:title svg:x="0.451cm" svg:y="5.494cm" chart:style-name="ch7">
              <text:p>GB/sec</text:p>
            </chart:title>
            <chart:grid chart:style-name="ch8" chart:class="major"/>
          </chart:axis>
          <chart:series chart:style-name="ch9" chart:values-cell-range-address="Sheet1.T4:Sheet1.T8" chart:class="chart:scatter">
            <chart:domain table:cell-range-address="Sheet1.N4:Sheet1.N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N4:Sheet1.N8</svg:desc>
                </draw:g>
              </table:table-cell>
              <table:table-cell office:value-type="float" office:value="0.499982077424926">
                <text:p>0.499982077424926</text:p>
                <draw:g>
                  <svg:desc>Sheet1.T4:Sheet1.T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222309127418994">
                <text:p>0.0222309127418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174643727944224">
                <text:p>0.017464372794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0120980428118597">
                <text:p>0.0120980428118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00933860515447009">
                <text:p>0.009338605154470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278cm" svg:y="0.276cm" chart:style-name="ch2">
          <text:p>Пропускная способность коммуникационной сети</text:p>
        </chart:title>
        <chart:legend chart:legend-position="end" svg:x="12.184cm" svg:y="3.976cm" style:legend-expansion="high" chart:style-name="ch3"/>
        <chart:plot-area chart:style-name="ch4" table:cell-range-address="Sheet1.N4:Sheet1.N8 Sheet1.T4:Sheet1.T8 Sheet1.V1:Sheet1.V57" chart:data-source-has-labels="row" svg:x="1.643cm" svg:y="1.589cm" svg:width="10.221cm" svg:height="5.938cm">
          <chartooo:coordinate-region svg:x="2.571cm" svg:y="1.879cm" svg:width="8.885cm" svg:height="5.025cm"/>
          <chart:axis chart:dimension="x" chart:name="primary-x" chart:style-name="ch5">
            <chart:title svg:x="4.733cm" svg:y="7.707cm" chart:style-name="ch6">
              <text:p>количество ядер</text:p>
            </chart:title>
          </chart:axis>
          <chart:axis chart:dimension="y" chart:name="primary-y" chart:style-name="ch7">
            <chart:title svg:x="0.451cm" svg:y="5.494cm" chart:style-name="ch8">
              <text:p>GB/sec</text:p>
            </chart:title>
            <chart:grid chart:style-name="ch9" chart:class="major"/>
          </chart:axis>
          <chart:series chart:style-name="ch10" chart:values-cell-range-address="Sheet1.T4:Sheet1.T8" loext:label-string="измерения" chart:class="chart:scatter">
            <chart:domain table:cell-range-address="Sheet1.N4:Sheet1.N8"/>
            <chart:data-point chart:repeated="5"/>
          </chart:series>
          <chart:series chart:style-name="ch11" chart:values-cell-range-address="Sheet1.V1:Sheet1.V57" loext:label-string="аппроксимация" chart:class="chart:scatter">
            <chart:domain table:cell-range-address="Sheet1.U1:Sheet1.U57"/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измерения</text:p>
              </table:table-cell>
              <table:table-cell office:value-type="string">
                <text:p>Column U</text:p>
              </table:table-cell>
              <table:table-cell office:value-type="string">
                <text:p>аппроксимаци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N4:Sheet1.N8</svg:desc>
                </draw:g>
              </table:table-cell>
              <table:table-cell office:value-type="float" office:value="0.499982077424926">
                <text:p>0.499982077424926</text:p>
                <draw:g>
                  <svg:desc>Sheet1.T4:Sheet1.T8</svg:desc>
                </draw:g>
              </table:table-cell>
              <table:table-cell office:value-type="float" office:value="256">
                <text:p>256</text:p>
                <draw:g>
                  <svg:desc>Sheet1.U1:Sheet1.U57</svg:desc>
                </draw:g>
              </table:table-cell>
              <table:table-cell office:value-type="float" office:value="0.5">
                <text:p>0.5</text:p>
                <draw:g>
                  <svg:desc>Sheet1.V1:Sheet1.V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222309127418994">
                <text:p>0.0222309127418994</text:p>
              </table:table-cell>
              <table:table-cell office:value-type="float" office:value="288">
                <text:p>288</text:p>
              </table:table-cell>
              <table:table-cell office:value-type="float" office:value="0.482391011347354">
                <text:p>0.482391011347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0.0174643727944224">
                <text:p>0.0174643727944224</text:p>
              </table:table-cell>
              <table:table-cell office:value-type="float" office:value="320">
                <text:p>320</text:p>
              </table:table-cell>
              <table:table-cell office:value-type="float" office:value="0.433198370213367">
                <text:p>0.433198370213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">
                <text:p>1536</text:p>
              </table:table-cell>
              <table:table-cell office:value-type="float" office:value="0.0120980428118597">
                <text:p>0.0120980428118597</text:p>
              </table:table-cell>
              <table:table-cell office:value-type="float" office:value="352">
                <text:p>352</text:p>
              </table:table-cell>
              <table:table-cell office:value-type="float" office:value="0.362103586350976">
                <text:p>0.362103586350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00933860515447009">
                <text:p>0.00933860515447009</text:p>
              </table:table-cell>
              <table:table-cell office:value-type="float" office:value="384">
                <text:p>384</text:p>
              </table:table-cell>
              <table:table-cell office:value-type="float" office:value="0.281732690791603">
                <text:p>0.281732690791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2040328354559">
                <text:p>0.2040328354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0.137537552494109">
                <text:p>0.137537552494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0.0862980382405974">
                <text:p>0.0862980382405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0.0504009775299342">
                <text:p>0.0504009775299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0.0273990434424043">
                <text:p>0.0273990434424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0.0138640541855555">
                <text:p>0.0138640541855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0.00652985440596156">
                <text:p>0.00652985440596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0.00286269549058397">
                <text:p>0.00286269549058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0.00116816775598133">
                <text:p>0.00116816775598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0.000443704343498212">
                <text:p>0.00044370434349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0.00015687023621777">
                <text:p>0.00015687023621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0.0000516233074366667">
                <text:p>0.00005162330743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0.0000158128265014546">
                <text:p>0.0000158128265014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0.0000045084949840784">
                <text:p>0.0000045084949840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0.0000011964982855503">
                <text:p>0.0000011964982855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0.000000295563618815952">
                <text:p>0.000000295563618815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0.0000000679592026662974">
                <text:p>0.0000000679592026662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0.000000014544673587682">
                <text:p>0.00000001454467358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0.00000000289746426527082">
                <text:p>0.00000000289746426527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0.00000000053726753986889">
                <text:p>0.00000000053726753986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  <table:table-cell office:value-type="float" office:value="0.0000000000927302694020744">
                <text:p>0.000000000092730269402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0.0000000000148974125697647">
                <text:p>0.0000000000148974125697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0.00000000000222770958757675">
                <text:p>0.00000000000222770958757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0.000000000000310073540000365">
                <text:p>0.000000000000310073540000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0.0000000000000401725357437952">
                <text:p>0.0000000000000401725357437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4.8445360172141E-015">
                <text:p>4.8445360172141E-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5.4379290524628E-016">
                <text:p>5.4379290524628E-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5.68163447359923E-017">
                <text:p>5.68163447359923E-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5.52549827741352E-018">
                <text:p>5.52549827741352E-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5.00181944409294E-019">
                <text:p>5.00181944409294E-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4.21447010926822E-020">
                <text:p>4.21447010926822E-0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3.30534160603318E-021">
                <text:p>3.30534160603318E-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2.41294891540061E-022">
                <text:p>2.41294891540061E-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  <table:table-cell office:value-type="float" office:value="1.6396015099894E-023">
                <text:p>1.6396015099894E-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1.03701943703769E-024">
                <text:p>1.03701943703769E-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6">
                <text:p>1536</text:p>
              </table:table-cell>
              <table:table-cell office:value-type="float" office:value="6.10511555212992E-026">
                <text:p>6.10511555212992E-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3.34548652467412E-027">
                <text:p>3.34548652467412E-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.70640881682767E-028">
                <text:p>1.70640881682767E-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8.10149732118501E-030">
                <text:p>8.10149732118501E-0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  <table:table-cell office:value-type="float" office:value="3.58018858821809E-031">
                <text:p>3.58018858821809E-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1.47266823719528E-032">
                <text:p>1.47266823719528E-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5.63848385031803E-034">
                <text:p>5.63848385031803E-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2.00945445233608E-035">
                <text:p>2.00945445233608E-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6.66580181486684E-037">
                <text:p>6.66580181486684E-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2.05818795699574E-038">
                <text:p>2.05818795699574E-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5.91529043630935E-040">
                <text:p>5.91529043630935E-0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8">
                <text:p>1888</text:p>
              </table:table-cell>
              <table:table-cell office:value-type="float" office:value="1.58243368168197E-041">
                <text:p>1.58243368168197E-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3.94033701342395E-043">
                <text:p>3.94033701342395E-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  <table:table-cell office:value-type="float" office:value="9.13270907106503E-045">
                <text:p>9.13270907106503E-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1.97026336811382E-046">
                <text:p>1.97026336811382E-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3.95646517540291E-048">
                <text:p>3.95646517540291E-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7.39518115154029E-050">
                <text:p>7.39518115154029E-0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